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PMincho" svg:font-family="MS PMincho" style:font-family-generic="roman" style:font-pitch="variable" svg:panose-1="2 2 6 0 4 2 5 8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tyle:font-face style:name="Georgia" svg:font-family="Georgia" style:font-family-generic="roman" style:font-pitch="variable" svg:panose-1="2 4 5 2 5 4 5 2 3 3"/>
    <style:font-face style:name="Georgia, 'Times New Roman', ser" svg:font-family="Georgia, 'Times New Roman', ser" style:font-family-generic="system"/>
    <style:font-face style:name="Consolas" svg:font-family="Consolas" style:font-family-generic="modern" style:font-pitch="fixed" svg:panose-1="2 11 6 9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text:start-value="5">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PreformattedText" style:master-page-name="MP0" style:family="paragraph">
      <style:paragraph-properties fo:break-before="page"/>
    </style:style>
    <style:style style:name="T2" style:parent-style-name="SourceText" style:family="text">
      <style:text-properties fo:font-weight="bold" style:font-weight-asian="bold" style:font-weight-complex="bold" fo:color="#000000" fo:background-color="#00FFFF"/>
    </style:style>
    <style:style style:name="T3" style:parent-style-name="SourceText" style:family="text">
      <style:text-properties fo:color="#0000FF" fo:font-size="12pt" style:font-size-asian="12pt" style:font-size-complex="12pt" fo:background-color="#00FFFF"/>
    </style:style>
    <style:style style:name="TableColumn5" style:family="table-column">
      <style:table-column-properties style:column-width="6.6854in"/>
    </style:style>
    <style:style style:name="Table4" style:family="table">
      <style:table-properties style:width="6.6854in" fo:margin-left="0in" table:align="left"/>
    </style:style>
    <style:style style:name="TableRow6" style:family="table-row">
      <style:table-row-properties/>
    </style:style>
    <style:style style:name="TableCell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T8" style:parent-style-name="SourceText" style:family="text">
      <style:text-properties fo:color="#000000"/>
    </style:style>
    <style:style style:name="T9" style:parent-style-name="SourceText" style:family="text">
      <style:text-properties fo:color="#000000"/>
    </style:style>
    <style:style style:name="T10" style:parent-style-name="SourceText" style:family="text">
      <style:text-properties fo:color="#000000"/>
    </style:style>
    <style:style style:name="T11" style:parent-style-name="SourceText" style:family="text">
      <style:text-properties fo:color="#000000"/>
    </style:style>
    <style:style style:name="T12" style:parent-style-name="SourceText" style:family="text">
      <style:text-properties fo:color="#000000"/>
    </style:style>
    <style:style style:name="T13" style:parent-style-name="SourceText" style:family="text">
      <style:text-properties fo:color="#000000"/>
    </style:style>
    <style:style style:name="T14" style:parent-style-name="SourceText" style:family="text">
      <style:text-properties fo:color="#000000"/>
    </style:style>
    <style:style style:name="T15" style:parent-style-name="SourceText" style:family="text">
      <style:text-properties fo:color="#000000"/>
    </style:style>
    <style:style style:name="T16" style:parent-style-name="SourceText" style:family="text">
      <style:text-properties fo:color="#000000"/>
    </style:style>
    <style:style style:name="T17" style:parent-style-name="SourceText" style:family="text">
      <style:text-properties fo:color="#000000"/>
    </style:style>
    <style:style style:name="T18" style:parent-style-name="SourceText" style:family="text">
      <style:text-properties fo:color="#000000"/>
    </style:style>
    <style:style style:name="T19" style:parent-style-name="SourceText" style:family="text">
      <style:text-properties fo:color="#000000"/>
    </style:style>
    <style:style style:name="T20" style:parent-style-name="SourceText" style:family="text">
      <style:text-properties fo:color="#000000"/>
    </style:style>
    <style:style style:name="T21" style:parent-style-name="SourceText" style:family="text">
      <style:text-properties fo:color="#000000"/>
    </style:style>
    <style:style style:name="T22" style:parent-style-name="SourceText" style:family="text">
      <style:text-properties fo:color="#000000"/>
    </style:style>
    <style:style style:name="P23" style:parent-style-name="PreformattedText" style:family="paragraph">
      <style:text-properties fo:font-weight="bold" style:font-weight-asian="bold" style:font-weight-complex="bold"/>
    </style:style>
    <style:style style:name="T24" style:parent-style-name="SourceText" style:family="text">
      <style:text-properties fo:color="#0000FF" fo:font-size="12pt" style:font-size-asian="12pt" style:font-size-complex="12pt"/>
    </style:style>
    <style:style style:name="T25" style:parent-style-name="SourceText" style:family="text">
      <style:text-properties fo:color="#0000FF" fo:font-size="12pt" style:font-size-asian="12pt" style:font-size-complex="12pt" fo:background-color="#00FFFF"/>
    </style:style>
    <style:style style:name="T26" style:parent-style-name="SourceText" style:family="text">
      <style:text-properties fo:font-size="9pt" style:font-size-asian="9pt" style:font-size-complex="9pt"/>
    </style:style>
    <style:style style:name="T27" style:parent-style-name="SourceText" style:family="text">
      <style:text-properties fo:font-size="9pt" style:font-size-asian="9pt" style:font-size-complex="9pt"/>
    </style:style>
    <style:style style:name="T28" style:parent-style-name="SourceText" style:family="text">
      <style:text-properties fo:font-size="9pt" style:font-size-asian="9pt" style:font-size-complex="9pt"/>
    </style:style>
    <style:style style:name="T29" style:parent-style-name="SourceText" style:family="text">
      <style:text-properties fo:font-size="9pt" style:font-size-asian="9pt" style:font-size-complex="9pt"/>
    </style:style>
    <style:style style:name="TableColumn31" style:family="table-column">
      <style:table-column-properties style:column-width="6.6854in"/>
    </style:style>
    <style:style style:name="Table30" style:family="table">
      <style:table-properties style:width="6.6854in" fo:margin-left="0in" table:align="left"/>
    </style:style>
    <style:style style:name="TableRow32" style:family="table-row">
      <style:table-row-properties/>
    </style:style>
    <style:style style:name="TableCell3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T34" style:parent-style-name="SourceText" style:family="text">
      <style:text-properties fo:font-size="9pt" style:font-size-asian="9pt" style:font-size-complex="9pt"/>
    </style:style>
    <style:style style:name="T35" style:parent-style-name="SourceText" style:family="text">
      <style:text-properties fo:font-size="9pt" style:font-size-asian="9pt" style:font-size-complex="9pt"/>
    </style:style>
    <style:style style:name="T36" style:parent-style-name="SourceText" style:family="text">
      <style:text-properties fo:font-size="9pt" style:font-size-asian="9pt" style:font-size-complex="9pt"/>
    </style:style>
    <style:style style:name="T37" style:parent-style-name="SourceText" style:family="text">
      <style:text-properties fo:font-size="9pt" style:font-size-asian="9pt" style:font-size-complex="9pt"/>
    </style:style>
    <style:style style:name="T38" style:parent-style-name="SourceText" style:family="text">
      <style:text-properties fo:font-size="9pt" style:font-size-asian="9pt" style:font-size-complex="9pt"/>
    </style:style>
    <style:style style:name="T39" style:parent-style-name="SourceText" style:family="text">
      <style:text-properties fo:font-size="9pt" style:font-size-asian="9pt" style:font-size-complex="9pt"/>
    </style:style>
    <style:style style:name="T40" style:parent-style-name="SourceText" style:family="text">
      <style:text-properties fo:font-size="9pt" style:font-size-asian="9pt" style:font-size-complex="9pt"/>
    </style:style>
    <style:style style:name="T41" style:parent-style-name="SourceText" style:family="text">
      <style:text-properties fo:font-size="9pt" style:font-size-asian="9pt" style:font-size-complex="9pt"/>
    </style:style>
    <style:style style:name="T42" style:parent-style-name="SourceText" style:family="text">
      <style:text-properties fo:font-size="9pt" style:font-size-asian="9pt" style:font-size-complex="9pt" fo:background-color="#00FFFF"/>
    </style:style>
    <style:style style:name="T43" style:parent-style-name="SourceText" style:family="text">
      <style:text-properties fo:font-size="9pt" style:font-size-asian="9pt" style:font-size-complex="9pt"/>
    </style:style>
    <style:style style:name="T44" style:parent-style-name="SourceText" style:family="text">
      <style:text-properties fo:font-size="9pt" style:font-size-asian="9pt" style:font-size-complex="9pt" fo:background-color="#00FFFF"/>
    </style:style>
    <style:style style:name="T45" style:parent-style-name="SourceText" style:family="text">
      <style:text-properties fo:font-size="9pt" style:font-size-asian="9pt" style:font-size-complex="9pt"/>
    </style:style>
    <style:style style:name="T46" style:parent-style-name="SourceText" style:family="text">
      <style:text-properties fo:font-size="9pt" style:font-size-asian="9pt" style:font-size-complex="9pt"/>
    </style:style>
    <style:style style:name="T47" style:parent-style-name="SourceText" style:family="text">
      <style:text-properties fo:font-size="9pt" style:font-size-asian="9pt" style:font-size-complex="9pt" fo:background-color="#00FFFF"/>
    </style:style>
    <style:style style:name="T48" style:parent-style-name="SourceText" style:family="text">
      <style:text-properties fo:font-size="9pt" style:font-size-asian="9pt" style:font-size-complex="9pt"/>
    </style:style>
    <style:style style:name="T49" style:parent-style-name="SourceText" style:family="text">
      <style:text-properties fo:font-size="9pt" style:font-size-asian="9pt" style:font-size-complex="9pt" fo:background-color="#00FFFF"/>
    </style:style>
    <style:style style:name="T50" style:parent-style-name="SourceText" style:family="text">
      <style:text-properties fo:font-size="9pt" style:font-size-asian="9pt" style:font-size-complex="9pt"/>
    </style:style>
    <style:style style:name="T51" style:parent-style-name="SourceText" style:family="text">
      <style:text-properties fo:font-size="9pt" style:font-size-asian="9pt" style:font-size-complex="9pt"/>
    </style:style>
    <style:style style:name="T52" style:parent-style-name="SourceText" style:family="text">
      <style:text-properties fo:font-size="9pt" style:font-size-asian="9pt" style:font-size-complex="9pt" fo:background-color="#00FFFF"/>
    </style:style>
    <style:style style:name="T53" style:parent-style-name="SourceText" style:family="text">
      <style:text-properties fo:font-size="9pt" style:font-size-asian="9pt" style:font-size-complex="9pt"/>
    </style:style>
    <style:style style:name="T54" style:parent-style-name="SourceText" style:family="text">
      <style:text-properties fo:font-size="9pt" style:font-size-asian="9pt" style:font-size-complex="9pt"/>
    </style:style>
    <style:style style:name="T55" style:parent-style-name="SourceText" style:family="text">
      <style:text-properties fo:font-size="9pt" style:font-size-asian="9pt" style:font-size-complex="9pt"/>
    </style:style>
    <style:style style:name="T56" style:parent-style-name="SourceText" style:family="text">
      <style:text-properties fo:font-size="9pt" style:font-size-asian="9pt" style:font-size-complex="9pt"/>
    </style:style>
    <style:style style:name="T57" style:parent-style-name="SourceText" style:family="text">
      <style:text-properties fo:font-size="9pt" style:font-size-asian="9pt" style:font-size-complex="9pt"/>
    </style:style>
    <style:style style:name="T58" style:parent-style-name="SourceText" style:family="text">
      <style:text-properties fo:font-size="9pt" style:font-size-asian="9pt" style:font-size-complex="9pt"/>
    </style:style>
    <style:style style:name="P59" style:parent-style-name="PreformattedText" style:family="paragraph">
      <style:text-properties fo:font-weight="bold" style:font-weight-asian="bold" style:font-weight-complex="bold" fo:font-size="9pt" style:font-size-asian="9pt" style:font-size-complex="9pt"/>
    </style:style>
    <style:style style:name="T60" style:parent-style-name="SourceText" style:family="text">
      <style:text-properties fo:font-size="9pt" style:font-size-asian="9pt" style:font-size-complex="9pt"/>
    </style:style>
    <style:style style:name="T61" style:parent-style-name="SourceText" style:family="text">
      <style:text-properties fo:font-size="9pt" style:font-size-asian="9pt" style:font-size-complex="9pt"/>
    </style:style>
    <style:style style:name="T62" style:parent-style-name="SourceText" style:family="text">
      <style:text-properties fo:font-size="9pt" style:font-size-asian="9pt" style:font-size-complex="9pt" fo:background-color="#00FFFF"/>
    </style:style>
    <style:style style:name="T63" style:parent-style-name="SourceText" style:family="text">
      <style:text-properties fo:font-size="9pt" style:font-size-asian="9pt" style:font-size-complex="9pt"/>
    </style:style>
    <style:style style:name="T64" style:parent-style-name="SourceText" style:family="text">
      <style:text-properties fo:font-size="9pt" style:font-size-asian="9pt" style:font-size-complex="9pt"/>
    </style:style>
    <style:style style:name="T65" style:parent-style-name="SourceText" style:family="text">
      <style:text-properties fo:font-size="9pt" style:font-size-asian="9pt" style:font-size-complex="9pt" fo:background-color="#00FFFF"/>
    </style:style>
    <style:style style:name="T66" style:parent-style-name="SourceText" style:family="text">
      <style:text-properties fo:font-size="9pt" style:font-size-asian="9pt" style:font-size-complex="9pt"/>
    </style:style>
    <style:style style:name="P67" style:parent-style-name="PreformattedText" style:family="paragraph">
      <style:text-properties fo:font-weight="bold" style:font-weight-asian="bold" style:font-weight-complex="bold" fo:font-size="9pt" style:font-size-asian="9pt" style:font-size-complex="9pt"/>
    </style:style>
    <style:style style:name="T68" style:parent-style-name="SourceText" style:family="text">
      <style:text-properties fo:font-size="9pt" style:font-size-asian="9pt" style:font-size-complex="9pt"/>
    </style:style>
    <style:style style:name="P69" style:parent-style-name="PreformattedText" style:family="paragraph">
      <style:text-properties fo:font-weight="bold" style:font-weight-asian="bold" style:font-weight-complex="bold" fo:font-size="9pt" style:font-size-asian="9pt" style:font-size-complex="9pt"/>
    </style:style>
    <style:style style:name="T70" style:parent-style-name="SourceText" style:family="text">
      <style:text-properties fo:font-size="9pt" style:font-size-asian="9pt" style:font-size-complex="9pt" fo:background-color="#00FFFF"/>
    </style:style>
    <style:style style:name="T71" style:parent-style-name="SourceText" style:family="text">
      <style:text-properties fo:font-size="9pt" style:font-size-asian="9pt" style:font-size-complex="9pt" fo:background-color="#00FFFF"/>
    </style:style>
    <style:style style:name="T72" style:parent-style-name="SourceText" style:family="text">
      <style:text-properties fo:font-size="9pt" style:font-size-asian="9pt" style:font-size-complex="9pt" fo:background-color="#00FFFF"/>
    </style:style>
    <style:style style:name="T73" style:parent-style-name="SourceText" style:family="text">
      <style:text-properties fo:font-size="9pt" style:font-size-asian="9pt" style:font-size-complex="9pt" fo:background-color="#00FFFF"/>
    </style:style>
    <style:style style:name="T74" style:parent-style-name="SourceText" style:family="text">
      <style:text-properties fo:font-size="9pt" style:font-size-asian="9pt" style:font-size-complex="9pt" fo:background-color="#00FFFF"/>
    </style:style>
    <style:style style:name="T75" style:parent-style-name="SourceText" style:family="text">
      <style:text-properties fo:font-size="9pt" style:font-size-asian="9pt" style:font-size-complex="9pt"/>
    </style:style>
    <style:style style:name="T76" style:parent-style-name="SourceText" style:family="text">
      <style:text-properties fo:font-size="9pt" style:font-size-asian="9pt" style:font-size-complex="9pt"/>
    </style:style>
    <style:style style:name="T77" style:parent-style-name="SourceText" style:family="text">
      <style:text-properties fo:font-size="9pt" style:font-size-asian="9pt" style:font-size-complex="9pt"/>
    </style:style>
    <style:style style:name="T78" style:parent-style-name="SourceText" style:family="text">
      <style:text-properties fo:font-size="9pt" style:font-size-asian="9pt" style:font-size-complex="9pt"/>
    </style:style>
    <style:style style:name="T79" style:parent-style-name="SourceText" style:family="text">
      <style:text-properties fo:font-size="9pt" style:font-size-asian="9pt" style:font-size-complex="9pt"/>
    </style:style>
    <style:style style:name="T80" style:parent-style-name="SourceText" style:family="text">
      <style:text-properties fo:font-size="9pt" style:font-size-asian="9pt" style:font-size-complex="9pt"/>
    </style:style>
    <style:style style:name="T81" style:parent-style-name="SourceText" style:family="text">
      <style:text-properties fo:font-size="9pt" style:font-size-asian="9pt" style:font-size-complex="9pt"/>
    </style:style>
    <style:style style:name="P82" style:parent-style-name="PreformattedText" style:family="paragraph">
      <style:text-properties fo:font-weight="bold" style:font-weight-asian="bold" style:font-weight-complex="bold"/>
    </style:style>
    <style:style style:name="P83" style:parent-style-name="TableContents" style:family="paragraph">
      <style:paragraph-properties fo:margin-bottom="0.1965in" fo:line-height="100%"/>
    </style:style>
    <style:style style:name="TableColumn85" style:family="table-column">
      <style:table-column-properties style:column-width="6.6923in"/>
    </style:style>
    <style:style style:name="Table84" style:family="table">
      <style:table-properties style:width="6.6923in" fo:margin-left="0in" table:align="left"/>
    </style:style>
    <style:style style:name="TableRow86" style:family="table-row">
      <style:table-row-properties/>
    </style:style>
    <style:style style:name="TableCell87" style:family="table-cell">
      <style:table-cell-properties fo:border="0.0069in solid #B4C6E7" style:writing-mode="lr-tb" fo:padding-top="0in" fo:padding-left="0.075in" fo:padding-bottom="0in" fo:padding-right="0.075in"/>
    </style:style>
    <style:style style:name="P88" style:parent-style-name="Normal" style:family="paragraph">
      <style:paragraph-properties fo:margin-top="0.1666in" fo:margin-bottom="0.0833in"/>
    </style:style>
    <style:style style:name="T89" style:parent-style-name="DefaultParagraphFont" style:family="text">
      <style:text-properties style:font-name="Georgia" style:font-name-asian="Georgia" style:font-name-complex="Georgia" fo:font-weight="bold" style:font-weight-asian="bold" style:font-weight-complex="bold" fo:color="#0000FF"/>
    </style:style>
    <style:style style:name="P90" style:parent-style-name="Normal" style:family="paragraph">
      <style:paragraph-properties fo:margin-top="0.1666in" fo:margin-bottom="0.0833in"/>
    </style:style>
    <style:style style:name="T91" style:parent-style-name="DefaultParagraphFont" style:family="text">
      <style:text-properties style:font-name="Georgia" style:font-name-asian="Georgia" style:font-name-complex="Georgia" fo:font-weight="bold" style:font-weight-asian="bold" style:font-weight-complex="bold" fo:color="#0000FF"/>
    </style:style>
    <style:style style:name="T92" style:parent-style-name="Hyperlink" style:family="text">
      <style:text-properties style:font-name="Georgia" style:font-name-asian="Georgia" style:font-name-complex="Georgia" fo:font-weight="bold" style:font-weight-asian="bold" style:font-weight-complex="bold" fo:color="#0000FF"/>
    </style:style>
    <style:style style:name="P93" style:parent-style-name="Normal" style:family="paragraph">
      <style:paragraph-properties fo:margin-bottom="0.0833in"/>
    </style:style>
    <style:style style:name="T94" style:parent-style-name="DefaultParagraphFont" style:family="text">
      <style:text-properties style:font-name="Georgia" style:font-name-asian="Georgia" style:font-name-complex="Georgia" fo:color="#0000FF"/>
    </style:style>
    <style:style style:name="P95" style:parent-style-name="PreformattedText" style:family="paragraph">
      <style:paragraph-properties fo:margin-bottom="0.1111in" fo:line-height="106%"/>
    </style:style>
    <style:style style:name="T96" style:parent-style-name="SourceText" style:family="text">
      <style:text-properties fo:font-size="9pt" style:font-size-asian="9pt" style:font-size-complex="9pt"/>
    </style:style>
    <style:style style:name="T97" style:parent-style-name="SourceText" style:family="text">
      <style:text-properties fo:font-size="9pt" style:font-size-asian="9pt" style:font-size-complex="9pt"/>
    </style:style>
    <style:style style:name="T98" style:parent-style-name="SourceText" style:family="text">
      <style:text-properties fo:font-size="9pt" style:font-size-asian="9pt" style:font-size-complex="9pt"/>
    </style:style>
    <style:style style:name="T99" style:parent-style-name="SourceText" style:family="text">
      <style:text-properties fo:font-size="9pt" style:font-size-asian="9pt" style:font-size-complex="9pt"/>
    </style:style>
    <style:style style:name="T100" style:parent-style-name="SourceText" style:family="text">
      <style:text-properties fo:font-size="9pt" style:font-size-asian="9pt" style:font-size-complex="9pt"/>
    </style:style>
    <style:style style:name="T101" style:parent-style-name="SourceText" style:family="text">
      <style:text-properties fo:font-size="9pt" style:font-size-asian="9pt" style:font-size-complex="9pt"/>
    </style:style>
    <style:style style:name="T102" style:parent-style-name="SourceText" style:family="text">
      <style:text-properties fo:font-size="9pt" style:font-size-asian="9pt" style:font-size-complex="9pt"/>
    </style:style>
    <style:style style:name="T103" style:parent-style-name="SourceText" style:family="text">
      <style:text-properties fo:font-size="9pt" style:font-size-asian="9pt" style:font-size-complex="9pt"/>
    </style:style>
    <style:style style:name="T104" style:parent-style-name="SourceText" style:family="text">
      <style:text-properties fo:font-size="9pt" style:font-size-asian="9pt" style:font-size-complex="9pt"/>
    </style:style>
    <style:style style:name="T105" style:parent-style-name="SourceText" style:family="text">
      <style:text-properties fo:font-size="9pt" style:font-size-asian="9pt" style:font-size-complex="9pt"/>
    </style:style>
    <style:style style:name="T106" style:parent-style-name="SourceText" style:family="text">
      <style:text-properties fo:font-size="9pt" style:font-size-asian="9pt" style:font-size-complex="9pt"/>
    </style:style>
    <style:style style:name="T107" style:parent-style-name="SourceText" style:family="text">
      <style:text-properties fo:font-size="9pt" style:font-size-asian="9pt" style:font-size-complex="9pt"/>
    </style:style>
    <style:style style:name="T108" style:parent-style-name="SourceText" style:family="text">
      <style:text-properties fo:font-size="9pt" style:font-size-asian="9pt" style:font-size-complex="9pt"/>
    </style:style>
    <style:style style:name="T109" style:parent-style-name="SourceText" style:family="text">
      <style:text-properties fo:font-size="9pt" style:font-size-asian="9pt" style:font-size-complex="9pt"/>
    </style:style>
    <style:style style:name="T110" style:parent-style-name="SourceText" style:family="text">
      <style:text-properties fo:font-size="9pt" style:font-size-asian="9pt" style:font-size-complex="9pt"/>
    </style:style>
    <style:style style:name="T111" style:parent-style-name="SourceText" style:family="text">
      <style:text-properties fo:font-size="9pt" style:font-size-asian="9pt" style:font-size-complex="9pt"/>
    </style:style>
    <style:style style:name="T112" style:parent-style-name="SourceText" style:family="text">
      <style:text-properties fo:font-size="9pt" style:font-size-asian="9pt" style:font-size-complex="9pt"/>
    </style:style>
    <style:style style:name="T113" style:parent-style-name="SourceText" style:family="text">
      <style:text-properties fo:font-size="9pt" style:font-size-asian="9pt" style:font-size-complex="9pt"/>
    </style:style>
    <style:style style:name="T114" style:parent-style-name="SourceText" style:family="text">
      <style:text-properties fo:font-size="9pt" style:font-size-asian="9pt" style:font-size-complex="9pt" fo:background-color="#00FFFF"/>
    </style:style>
    <style:style style:name="T115" style:parent-style-name="SourceText" style:family="text">
      <style:text-properties fo:font-size="9pt" style:font-size-asian="9pt" style:font-size-complex="9pt" fo:background-color="#00FFFF"/>
    </style:style>
    <style:style style:name="T116" style:parent-style-name="SourceText" style:family="text">
      <style:text-properties fo:font-size="9pt" style:font-size-asian="9pt" style:font-size-complex="9pt" fo:background-color="#00FFFF"/>
    </style:style>
    <style:style style:name="T117" style:parent-style-name="SourceText" style:family="text">
      <style:text-properties fo:font-size="9pt" style:font-size-asian="9pt" style:font-size-complex="9pt" fo:background-color="#00FFFF"/>
    </style:style>
    <style:style style:name="T118" style:parent-style-name="SourceText" style:family="text">
      <style:text-properties fo:font-size="9pt" style:font-size-asian="9pt" style:font-size-complex="9pt" fo:background-color="#00FFFF"/>
    </style:style>
    <style:style style:name="T119" style:parent-style-name="SourceText" style:family="text">
      <style:text-properties fo:font-size="9pt" style:font-size-asian="9pt" style:font-size-complex="9pt" fo:background-color="#00FFFF"/>
    </style:style>
    <style:style style:name="T120" style:parent-style-name="SourceText" style:family="text">
      <style:text-properties fo:font-size="9pt" style:font-size-asian="9pt" style:font-size-complex="9pt"/>
    </style:style>
    <style:style style:name="T121" style:parent-style-name="SourceText" style:family="text">
      <style:text-properties fo:font-size="9pt" style:font-size-asian="9pt" style:font-size-complex="9pt"/>
    </style:style>
    <style:style style:name="T122" style:parent-style-name="SourceText" style:family="text">
      <style:text-properties fo:font-size="9pt" style:font-size-asian="9pt" style:font-size-complex="9pt"/>
    </style:style>
    <style:style style:name="T123" style:parent-style-name="SourceText" style:family="text">
      <style:text-properties fo:font-size="9pt" style:font-size-asian="9pt" style:font-size-complex="9pt"/>
    </style:style>
    <style:style style:name="T124" style:parent-style-name="SourceText" style:family="text">
      <style:text-properties fo:font-size="9pt" style:font-size-asian="9pt" style:font-size-complex="9pt"/>
    </style:style>
    <style:style style:name="T125" style:parent-style-name="SourceText" style:family="text">
      <style:text-properties fo:font-size="9pt" style:font-size-asian="9pt" style:font-size-complex="9pt"/>
    </style:style>
    <style:style style:name="T126" style:parent-style-name="SourceText" style:family="text">
      <style:text-properties fo:font-size="9pt" style:font-size-asian="9pt" style:font-size-complex="9pt"/>
    </style:style>
    <style:style style:name="T127" style:parent-style-name="SourceText" style:family="text">
      <style:text-properties fo:font-size="9pt" style:font-size-asian="9pt" style:font-size-complex="9pt"/>
    </style:style>
    <style:style style:name="T128" style:parent-style-name="SourceText" style:family="text">
      <style:text-properties fo:font-size="9pt" style:font-size-asian="9pt" style:font-size-complex="9pt"/>
    </style:style>
    <style:style style:name="T129" style:parent-style-name="SourceText" style:family="text">
      <style:text-properties fo:font-size="9pt" style:font-size-asian="9pt" style:font-size-complex="9pt"/>
    </style:style>
    <style:style style:name="T130" style:parent-style-name="SourceText" style:family="text">
      <style:text-properties fo:font-size="9pt" style:font-size-asian="9pt" style:font-size-complex="9pt"/>
    </style:style>
    <style:style style:name="T131" style:parent-style-name="SourceText" style:family="text">
      <style:text-properties fo:font-size="9pt" style:font-size-asian="9pt" style:font-size-complex="9pt"/>
    </style:style>
    <style:style style:name="T132" style:parent-style-name="SourceText" style:family="text">
      <style:text-properties fo:font-size="9pt" style:font-size-asian="9pt" style:font-size-complex="9pt"/>
    </style:style>
    <style:style style:name="T133" style:parent-style-name="SourceText" style:family="text">
      <style:text-properties fo:font-size="9pt" style:font-size-asian="9pt" style:font-size-complex="9pt"/>
    </style:style>
    <style:style style:name="T134" style:parent-style-name="SourceText" style:family="text">
      <style:text-properties fo:font-size="9pt" style:font-size-asian="9pt" style:font-size-complex="9pt"/>
    </style:style>
    <style:style style:name="T135" style:parent-style-name="SourceText" style:family="text">
      <style:text-properties fo:font-size="9pt" style:font-size-asian="9pt" style:font-size-complex="9pt"/>
    </style:style>
    <style:style style:name="T136" style:parent-style-name="SourceText" style:family="text">
      <style:text-properties fo:font-size="9pt" style:font-size-asian="9pt" style:font-size-complex="9pt"/>
    </style:style>
    <style:style style:name="T137" style:parent-style-name="SourceText" style:family="text">
      <style:text-properties fo:font-size="9pt" style:font-size-asian="9pt" style:font-size-complex="9pt"/>
    </style:style>
    <style:style style:name="T138" style:parent-style-name="SourceText" style:family="text">
      <style:text-properties fo:font-size="9pt" style:font-size-asian="9pt" style:font-size-complex="9pt"/>
    </style:style>
    <style:style style:name="T139" style:parent-style-name="SourceText" style:family="text">
      <style:text-properties fo:font-size="9pt" style:font-size-asian="9pt" style:font-size-complex="9pt"/>
    </style:style>
    <style:style style:name="T140" style:parent-style-name="SourceText" style:family="text">
      <style:text-properties fo:font-size="9pt" style:font-size-asian="9pt" style:font-size-complex="9pt"/>
    </style:style>
    <style:style style:name="P141" style:parent-style-name="PreformattedText" style:family="paragraph">
      <style:paragraph-properties fo:margin-bottom="0.1111in" fo:line-height="106%"/>
    </style:style>
    <style:style style:name="P142" style:parent-style-name="PreformattedText" style:family="paragraph">
      <style:paragraph-properties fo:margin-bottom="0.1111in" fo:line-height="106%"/>
    </style:style>
    <style:style style:name="T143" style:parent-style-name="SourceText" style:family="text">
      <style:text-properties fo:font-size="9pt" style:font-size-asian="9pt" style:font-size-complex="9pt"/>
    </style:style>
    <style:style style:name="P144" style:parent-style-name="PreformattedText" style:family="paragraph">
      <style:paragraph-properties fo:margin-bottom="0.1111in" fo:line-height="106%"/>
    </style:style>
    <style:style style:name="T145" style:parent-style-name="SourceText" style:family="text">
      <style:text-properties fo:font-size="9pt" style:font-size-asian="9pt" style:font-size-complex="9pt"/>
    </style:style>
    <style:style style:name="P146" style:parent-style-name="PreformattedText" style:family="paragraph">
      <style:paragraph-properties fo:margin-bottom="0.1111in" fo:line-height="106%"/>
    </style:style>
    <style:style style:name="T147" style:parent-style-name="SourceText" style:family="text">
      <style:text-properties fo:font-size="9pt" style:font-size-asian="9pt" style:font-size-complex="9pt"/>
    </style:style>
    <style:style style:name="P148" style:parent-style-name="PreformattedText" style:family="paragraph">
      <style:paragraph-properties fo:margin-bottom="0.1111in" fo:line-height="106%"/>
    </style:style>
    <style:style style:name="T149" style:parent-style-name="SourceText" style:family="text">
      <style:text-properties fo:font-size="9pt" style:font-size-asian="9pt" style:font-size-complex="9pt"/>
    </style:style>
    <style:style style:name="P150" style:parent-style-name="PreformattedText" style:family="paragraph">
      <style:paragraph-properties fo:margin-bottom="0.1111in" fo:line-height="106%"/>
    </style:style>
    <style:style style:name="T151" style:parent-style-name="SourceText" style:family="text">
      <style:text-properties fo:font-size="9pt" style:font-size-asian="9pt" style:font-size-complex="9pt"/>
    </style:style>
    <style:style style:name="P152" style:parent-style-name="PreformattedText" style:family="paragraph">
      <style:paragraph-properties fo:margin-bottom="0.1111in" fo:line-height="106%"/>
    </style:style>
    <style:style style:name="T153" style:parent-style-name="SourceText" style:family="text">
      <style:text-properties fo:font-size="9pt" style:font-size-asian="9pt" style:font-size-complex="9pt"/>
    </style:style>
    <style:style style:name="P154" style:parent-style-name="PreformattedText" style:family="paragraph">
      <style:paragraph-properties fo:margin-bottom="0.1111in" fo:line-height="106%"/>
    </style:style>
    <style:style style:name="T155" style:parent-style-name="SourceText" style:family="text">
      <style:text-properties fo:font-size="9pt" style:font-size-asian="9pt" style:font-size-complex="9pt"/>
    </style:style>
    <style:style style:name="P156" style:parent-style-name="PreformattedText" style:family="paragraph">
      <style:paragraph-properties fo:margin-bottom="0.1111in" fo:line-height="106%"/>
    </style:style>
    <style:style style:name="T157" style:parent-style-name="SourceText" style:family="text">
      <style:text-properties fo:font-size="9pt" style:font-size-asian="9pt" style:font-size-complex="9pt"/>
    </style:style>
    <style:style style:name="P158" style:parent-style-name="PreformattedText" style:family="paragraph">
      <style:paragraph-properties fo:margin-bottom="0.1111in" fo:line-height="106%"/>
    </style:style>
    <style:style style:name="T159" style:parent-style-name="SourceText" style:family="text">
      <style:text-properties fo:font-size="9pt" style:font-size-asian="9pt" style:font-size-complex="9pt"/>
    </style:style>
    <style:style style:name="P160" style:parent-style-name="PreformattedText" style:family="paragraph">
      <style:paragraph-properties fo:margin-bottom="0.1111in" fo:line-height="106%"/>
    </style:style>
    <style:style style:name="T161" style:parent-style-name="SourceText" style:family="text">
      <style:text-properties fo:font-size="9pt" style:font-size-asian="9pt" style:font-size-complex="9pt"/>
    </style:style>
    <style:style style:name="P162" style:parent-style-name="PreformattedText" style:family="paragraph">
      <style:paragraph-properties fo:margin-bottom="0.1111in" fo:line-height="106%"/>
    </style:style>
    <style:style style:name="T163" style:parent-style-name="SourceText" style:family="text">
      <style:text-properties fo:font-size="9pt" style:font-size-asian="9pt" style:font-size-complex="9pt"/>
    </style:style>
    <style:style style:name="P164" style:parent-style-name="PreformattedText" style:family="paragraph">
      <style:paragraph-properties fo:margin-bottom="0.1111in" fo:line-height="106%"/>
    </style:style>
    <style:style style:name="T165" style:parent-style-name="SourceText" style:family="text">
      <style:text-properties fo:font-size="9pt" style:font-size-asian="9pt" style:font-size-complex="9pt"/>
    </style:style>
    <style:style style:name="P166" style:parent-style-name="PreformattedText" style:family="paragraph">
      <style:paragraph-properties fo:margin-bottom="0.1111in" fo:line-height="106%"/>
    </style:style>
    <style:style style:name="T167" style:parent-style-name="SourceText" style:family="text">
      <style:text-properties fo:font-size="9pt" style:font-size-asian="9pt" style:font-size-complex="9pt"/>
    </style:style>
    <style:style style:name="P168" style:parent-style-name="PreformattedText" style:family="paragraph">
      <style:paragraph-properties fo:margin-bottom="0.1111in" fo:line-height="106%"/>
    </style:style>
    <style:style style:name="T169" style:parent-style-name="SourceText" style:family="text">
      <style:text-properties fo:font-size="9pt" style:font-size-asian="9pt" style:font-size-complex="9pt"/>
    </style:style>
    <style:style style:name="P170" style:parent-style-name="PreformattedText" style:family="paragraph">
      <style:paragraph-properties fo:margin-bottom="0.1111in" fo:line-height="106%"/>
    </style:style>
    <style:style style:name="T171" style:parent-style-name="SourceText" style:family="text">
      <style:text-properties fo:font-size="9pt" style:font-size-asian="9pt" style:font-size-complex="9pt"/>
    </style:style>
    <style:style style:name="P172" style:parent-style-name="PreformattedText" style:family="paragraph">
      <style:paragraph-properties fo:margin-bottom="0.1111in" fo:line-height="106%"/>
    </style:style>
    <style:style style:name="T173" style:parent-style-name="SourceText" style:family="text">
      <style:text-properties fo:font-size="9pt" style:font-size-asian="9pt" style:font-size-complex="9pt"/>
    </style:style>
    <style:style style:name="P174" style:parent-style-name="PreformattedText" style:family="paragraph">
      <style:paragraph-properties fo:margin-bottom="0.1111in" fo:line-height="106%"/>
    </style:style>
    <style:style style:name="T175" style:parent-style-name="SourceText" style:family="text">
      <style:text-properties fo:font-size="9pt" style:font-size-asian="9pt" style:font-size-complex="9pt"/>
    </style:style>
    <style:style style:name="P176" style:parent-style-name="PreformattedText" style:family="paragraph">
      <style:paragraph-properties fo:margin-bottom="0.1111in" fo:line-height="106%"/>
    </style:style>
    <style:style style:name="T177" style:parent-style-name="SourceText" style:family="text">
      <style:text-properties fo:font-size="9pt" style:font-size-asian="9pt" style:font-size-complex="9pt"/>
    </style:style>
    <style:style style:name="P178" style:parent-style-name="PreformattedText" style:family="paragraph">
      <style:paragraph-properties fo:margin-bottom="0.1111in" fo:line-height="106%"/>
    </style:style>
    <style:style style:name="T179" style:parent-style-name="SourceText" style:family="text">
      <style:text-properties fo:font-size="9pt" style:font-size-asian="9pt" style:font-size-complex="9pt"/>
    </style:style>
    <style:style style:name="P180" style:parent-style-name="PreformattedText" style:family="paragraph">
      <style:paragraph-properties fo:margin-bottom="0.1111in" fo:line-height="106%"/>
    </style:style>
    <style:style style:name="T181" style:parent-style-name="SourceText" style:family="text">
      <style:text-properties fo:font-size="9pt" style:font-size-asian="9pt" style:font-size-complex="9pt"/>
    </style:style>
    <style:style style:name="P182" style:parent-style-name="PreformattedText" style:family="paragraph">
      <style:paragraph-properties fo:margin-bottom="0.1111in" fo:line-height="106%"/>
    </style:style>
    <style:style style:name="T183" style:parent-style-name="SourceText" style:family="text">
      <style:text-properties fo:font-size="9pt" style:font-size-asian="9pt" style:font-size-complex="9pt"/>
    </style:style>
    <style:style style:name="P184" style:parent-style-name="PreformattedText" style:family="paragraph">
      <style:paragraph-properties fo:margin-bottom="0.1111in" fo:line-height="106%"/>
    </style:style>
    <style:style style:name="T185" style:parent-style-name="SourceText" style:family="text">
      <style:text-properties fo:font-size="9pt" style:font-size-asian="9pt" style:font-size-complex="9pt"/>
    </style:style>
    <style:style style:name="P186" style:parent-style-name="PreformattedText" style:family="paragraph">
      <style:paragraph-properties fo:margin-bottom="0.1111in" fo:line-height="106%"/>
    </style:style>
    <style:style style:name="T187" style:parent-style-name="SourceText" style:family="text">
      <style:text-properties fo:font-size="9pt" style:font-size-asian="9pt" style:font-size-complex="9pt"/>
    </style:style>
    <style:style style:name="P188" style:parent-style-name="PreformattedText" style:family="paragraph">
      <style:paragraph-properties fo:margin-bottom="0.1111in" fo:line-height="106%"/>
    </style:style>
    <style:style style:name="T189" style:parent-style-name="SourceText" style:family="text">
      <style:text-properties fo:font-size="9pt" style:font-size-asian="9pt" style:font-size-complex="9pt"/>
    </style:style>
    <style:style style:name="P190" style:parent-style-name="PreformattedText" style:family="paragraph">
      <style:paragraph-properties fo:margin-bottom="0.1111in" fo:line-height="106%"/>
    </style:style>
    <style:style style:name="T191" style:parent-style-name="SourceText" style:family="text">
      <style:text-properties fo:font-size="9pt" style:font-size-asian="9pt" style:font-size-complex="9pt"/>
    </style:style>
    <style:style style:name="P192" style:parent-style-name="PreformattedText" style:family="paragraph">
      <style:paragraph-properties fo:margin-bottom="0.1111in" fo:line-height="106%"/>
    </style:style>
    <style:style style:name="T193" style:parent-style-name="SourceText" style:family="text">
      <style:text-properties fo:font-size="9pt" style:font-size-asian="9pt" style:font-size-complex="9pt"/>
    </style:style>
    <style:style style:name="P194" style:parent-style-name="PreformattedText" style:family="paragraph">
      <style:paragraph-properties fo:margin-bottom="0.1111in" fo:line-height="106%"/>
    </style:style>
    <style:style style:name="T195" style:parent-style-name="SourceText" style:family="text">
      <style:text-properties fo:font-size="9pt" style:font-size-asian="9pt" style:font-size-complex="9pt"/>
    </style:style>
    <style:style style:name="P196" style:parent-style-name="TableContents" style:family="paragraph">
      <style:paragraph-properties fo:margin-bottom="0.1965in"/>
    </style:style>
    <style:style style:name="P197" style:parent-style-name="Heading2" style:family="paragraph">
      <style:text-properties style:font-name="Georgia, 'Times New Roman', ser" fo:color="#000000" fo:font-size="12pt" style:font-size-asian="12pt" style:font-size-complex="12pt"/>
    </style:style>
    <style:style style:name="TableColumn199" style:family="table-column">
      <style:table-column-properties style:column-width="6.6923in"/>
    </style:style>
    <style:style style:name="Table198" style:family="table">
      <style:table-properties style:width="6.6923in" fo:margin-left="0in" table:align="left"/>
    </style:style>
    <style:style style:name="TableRow200" style:family="table-row">
      <style:table-row-properties/>
    </style:style>
    <style:style style:name="TableCell201" style:family="table-cell">
      <style:table-cell-properties fo:border="0.0069in solid #B4C6E7" style:writing-mode="lr-tb" fo:padding-top="0in" fo:padding-left="0.075in" fo:padding-bottom="0in" fo:padding-right="0.075in"/>
    </style:style>
    <style:style style:name="P202" style:parent-style-name="Normal" style:family="paragraph">
      <style:paragraph-properties fo:line-height="0.2083in"/>
    </style:style>
    <style:style style:name="T203" style:parent-style-name="DefaultParagraphFont" style:family="text">
      <style:text-properties style:font-name="Consolas" style:font-name-asian="Consolas" style:font-name-complex="Consolas" fo:color="#343434" fo:font-size="9.5pt" style:font-size-asian="9.5pt" style:font-size-complex="9.5pt"/>
    </style:style>
    <style:style style:name="P204" style:parent-style-name="Normal" style:family="paragraph">
      <style:paragraph-properties fo:line-height="0.2083in"/>
    </style:style>
    <style:style style:name="T205" style:parent-style-name="DefaultParagraphFont" style:family="text">
      <style:text-properties style:font-name="Consolas" style:font-name-asian="Consolas" style:font-name-complex="Consolas" fo:color="#343434" fo:font-size="9.5pt" style:font-size-asian="9.5pt" style:font-size-complex="9.5pt"/>
    </style:style>
    <style:style style:name="P206" style:parent-style-name="Textbody" style:family="paragraph">
      <style:text-properties style:font-name="Georgia, 'Times New Roman', ser" fo:color="#000000"/>
    </style:style>
    <style:style style:name="P207" style:parent-style-name="Textbody" style:family="paragraph">
      <style:text-properties style:font-name="Georgia, 'Times New Roman', ser" fo:color="#000000"/>
    </style:style>
    <style:style style:name="P208" style:parent-style-name="Normal" style:family="paragraph">
      <style:text-properties fo:font-weight="bold" style:font-weight-asian="bold" style:font-weight-complex="bold"/>
    </style:style>
    <style:style style:name="TableColumn210" style:family="table-column">
      <style:table-column-properties style:column-width="6.6923in"/>
    </style:style>
    <style:style style:name="Table209" style:family="table">
      <style:table-properties style:width="6.6923in" fo:margin-left="0in" table:align="left"/>
    </style:style>
    <style:style style:name="TableRow211" style:family="table-row">
      <style:table-row-properties/>
    </style:style>
    <style:style style:name="TableCell212" style:family="table-cell">
      <style:table-cell-properties fo:border="0.0069in solid #B4C6E7" style:writing-mode="lr-tb" fo:padding-top="0in" fo:padding-left="0.075in" fo:padding-bottom="0in" fo:padding-right="0.075in"/>
    </style:style>
    <style:style style:name="P213" style:parent-style-name="Normal" style:family="paragraph">
      <style:paragraph-properties fo:margin-bottom="0.0833in"/>
    </style:style>
    <style:style style:name="T214" style:parent-style-name="DefaultParagraphFont" style:family="text">
      <style:text-properties style:font-name="Consolas" style:font-name-asian="Consolas" style:font-name-complex="Consolas" fo:font-weight="bold" style:font-weight-asian="bold" style:font-weight-complex="bold" fo:color="#343434" fo:font-size="9.5pt" style:font-size-asian="9.5pt" style:font-size-complex="9.5pt"/>
    </style:style>
    <style:style style:name="P215" style:parent-style-name="Textbody" style:family="paragraph">
      <style:text-properties fo:font-weight="bold" style:font-weight-asian="bold" style:font-weight-complex="bold"/>
    </style:style>
    <style:style style:name="P216" style:parent-style-name="Heading2" style:family="paragraph">
      <style:text-properties style:font-name="Georgia, 'Times New Roman', ser" fo:color="#000000" fo:font-size="12pt" style:font-size-asian="12pt" style:font-size-complex="12pt"/>
    </style:style>
    <style:style style:name="P217" style:parent-style-name="Heading2" style:family="paragraph">
      <style:text-properties style:font-name="Georgia, 'Times New Roman', ser" fo:color="#000000" fo:font-size="12pt" style:font-size-asian="12pt" style:font-size-complex="12pt"/>
    </style:style>
    <style:style style:name="T218" style:parent-style-name="DefaultParagraphFont" style:family="text">
      <style:text-properties style:font-name="Georgia, 'Times New Roman', ser" fo:color="#000000" fo:font-size="12pt" style:font-size-asian="12pt" style:font-size-complex="12pt"/>
    </style:style>
    <style:style style:name="P219" style:parent-style-name="TableContents" style:family="paragraph">
      <style:paragraph-properties fo:margin-bottom="0.1965in"/>
    </style:style>
    <style:style style:name="P220" style:parent-style-name="TableContents" style:family="paragraph">
      <style:paragraph-properties fo:margin-bottom="0.1965in"/>
    </style:style>
    <style:style style:name="P221" style:parent-style-name="TableContents" style:family="paragraph">
      <style:paragraph-properties fo:margin-bottom="0.1965in"/>
    </style:style>
    <style:style style:name="P222" style:parent-style-name="TableContents" style:family="paragraph"/>
    <style:style style:name="P223" style:parent-style-name="TableContents" style:family="paragraph"/>
    <style:style style:name="P224" style:parent-style-name="TableContents" style:family="paragraph">
      <style:paragraph-properties fo:margin-bottom="0.1965in"/>
    </style:style>
    <style:style style:name="P225" style:parent-style-name="TableContents" style:family="paragraph">
      <style:paragraph-properties fo:margin-bottom="0.1965in"/>
    </style:style>
    <style:style style:name="P226" style:parent-style-name="TableContents" style:family="paragraph"/>
    <style:style style:name="P227" style:parent-style-name="TableContents" style:family="paragraph">
      <style:paragraph-properties fo:margin-bottom="0.1965in"/>
    </style:style>
    <style:style style:name="P228" style:parent-style-name="TableContents" style:family="paragraph">
      <style:paragraph-properties fo:margin-bottom="0.1965in"/>
    </style:style>
    <style:style style:name="TableColumn230" style:family="table-column">
      <style:table-column-properties style:column-width="6.6923in"/>
    </style:style>
    <style:style style:name="Table229" style:family="table">
      <style:table-properties style:width="6.6923in" fo:margin-left="0in" table:align="left"/>
    </style:style>
    <style:style style:name="TableRow231" style:family="table-row">
      <style:table-row-properties/>
    </style:style>
    <style:style style:name="TableCell232" style:family="table-cell">
      <style:table-cell-properties fo:border="0.0069in solid #B4C6E7" style:writing-mode="lr-tb" fo:padding-top="0in" fo:padding-left="0.075in" fo:padding-bottom="0in" fo:padding-right="0.075in"/>
    </style:style>
    <style:style style:name="P233" style:parent-style-name="PreformattedText" style:family="paragraph">
      <style:paragraph-properties fo:margin-bottom="0.1965in"/>
    </style:style>
    <style:style style:name="T234" style:parent-style-name="SourceText" style:family="text">
      <style:text-properties fo:font-size="12pt" style:font-size-asian="12pt" style:font-size-complex="12pt"/>
    </style:style>
    <style:style style:name="P235" style:parent-style-name="Textbody" style:family="paragraph">
      <style:text-properties fo:color="#000000"/>
    </style:style>
    <style:style style:name="T236" style:parent-style-name="DefaultParagraphFont" style:family="text">
      <style:text-properties style:font-name="Georgia, 'Times New Roman', ser" fo:color="#0000FF"/>
    </style:style>
    <style:style style:name="T237" style:parent-style-name="DefaultParagraphFont" style:family="text">
      <style:text-properties style:font-name="Georgia, 'Times New Roman', ser" fo:color="#000000" fo:font-size="10pt" style:font-size-asian="10pt" style:font-size-complex="10pt"/>
    </style:style>
    <style:style style:name="T238" style:parent-style-name="DefaultParagraphFont" style:family="text">
      <style:text-properties style:font-name="Georgia, 'Times New Roman', ser" fo:color="#000000" fo:font-size="10pt" style:font-size-asian="10pt" style:font-size-complex="10pt"/>
    </style:style>
    <style:style style:name="TableColumn240" style:family="table-column">
      <style:table-column-properties style:column-width="6.6923in"/>
    </style:style>
    <style:style style:name="Table239" style:family="table">
      <style:table-properties style:width="6.6923in" fo:margin-left="0in" table:align="left"/>
    </style:style>
    <style:style style:name="TableRow241" style:family="table-row">
      <style:table-row-properties/>
    </style:style>
    <style:style style:name="TableCell242" style:family="table-cell">
      <style:table-cell-properties fo:border="0.0069in solid #B4C6E7" style:writing-mode="lr-tb" fo:padding-top="0in" fo:padding-left="0.075in" fo:padding-bottom="0in" fo:padding-right="0.075in"/>
    </style:style>
    <style:style style:name="P243" style:parent-style-name="PreformattedText" style:family="paragraph">
      <style:paragraph-properties fo:margin-bottom="0.1965in"/>
    </style:style>
    <style:style style:name="P244" style:parent-style-name="Textbody" style:family="paragraph">
      <style:text-properties fo:font-weight="bold" style:font-weight-asian="bold" style:font-weight-complex="bold"/>
    </style:style>
    <style:style style:name="P245" style:parent-style-name="PreformattedText" style:family="paragraph">
      <style:paragraph-properties fo:margin-bottom="0.1965in"/>
    </style:style>
    <style:style style:name="P246" style:parent-style-name="TableContents" style:family="paragraph">
      <style:paragraph-properties fo:margin-bottom="0.1965in"/>
    </style:style>
    <style:style style:name="P247" style:parent-style-name="PreformattedText" style:family="paragraph">
      <style:paragraph-properties fo:margin-bottom="0.1965in"/>
    </style:style>
    <style:style style:name="P248" style:parent-style-name="TableContents" style:family="paragraph">
      <style:paragraph-properties fo:margin-bottom="0.1965in"/>
    </style:style>
    <style:style style:name="P249" style:parent-style-name="PreformattedText" style:family="paragraph">
      <style:paragraph-properties fo:margin-bottom="0.1965in"/>
    </style:style>
    <style:style style:name="P250" style:parent-style-name="Textbody" style:family="paragraph">
      <style:text-properties fo:font-weight="bold" style:font-weight-asian="bold" style:font-weight-complex="bold"/>
    </style:style>
    <style:style style:name="P251" style:parent-style-name="Heading2" style:family="paragraph">
      <style:text-properties style:font-name="Georgia, 'Times New Roman', ser" fo:color="#0000FF" fo:font-size="12pt" style:font-size-asian="12pt" style:font-size-complex="12pt"/>
    </style:style>
    <style:style style:name="P252" style:parent-style-name="PreformattedText" style:family="paragraph">
      <style:paragraph-properties fo:margin-bottom="0.1965in"/>
    </style:style>
    <style:style style:name="T253" style:parent-style-name="DefaultParagraphFont" style:family="text">
      <style:text-properties style:text-underline-type="single" style:text-underline-style="solid" style:text-underline-width="auto" style:text-underline-mode="continuous"/>
    </style:style>
    <style:style style:name="P254" style:parent-style-name="PreformattedText" style:family="paragraph">
      <style:paragraph-properties fo:margin-bottom="0.1965in"/>
    </style:style>
    <style:style style:name="S1" style:family="section">
      <style:section-properties fo:margin-left="0in" fo:margin-right="0in" style:writing-mode="lr-tb"/>
    </style:style>
    <style:style style:name="P255" style:parent-style-name="PreformattedText" style:family="paragraph">
      <style:paragraph-properties fo:margin-bottom="0.1965in"/>
    </style:style>
    <style:style style:name="P256" style:parent-style-name="PreformattedText" style:family="paragraph">
      <style:paragraph-properties fo:margin-bottom="0.1965in"/>
    </style:style>
    <style:style style:name="P257" style:parent-style-name="PreformattedText" style:family="paragraph">
      <style:paragraph-properties fo:margin-bottom="0.1965in"/>
    </style:style>
    <style:style style:name="P258" style:parent-style-name="PreformattedText" style:family="paragraph">
      <style:paragraph-properties fo:margin-bottom="0.1965in"/>
    </style:style>
    <style:style style:name="P259" style:parent-style-name="PreformattedText" style:family="paragraph">
      <style:paragraph-properties fo:margin-bottom="0.1965in"/>
    </style:style>
  </office:automatic-styles>
  <office:body>
    <office:text text:use-soft-page-breaks="true">
      <text:p text:style-name="P1"/>
      <text:p text:style-name="PreformattedText"/>
      <text:p text:style-name="PreformattedText"/>
      <text:p text:style-name="PreformattedText"><text:span text:style-name="T2">Selenium Interview Questions – Reverse a string, <text:s/>Saving Test Results in Excel File, <text:s/>Compare two images using Selenium, Handling dynamic elements, setting cell color based on test result, Set fill color for a cell</text:span></text:p>
      <text:p text:style-name="PreformattedText"/>
      <text:p text:style-name="PreformattedText"><text:span text:style-name="T3">1) UFT Reverse a string without using str reverse</text:span></text:p>
      <text:p text:style-name="PreformattedText"/>
      <table:table table:style-name="Table4">
        <table:table-columns>
          <table:table-column table:style-name="TableColumn5"/>
        </table:table-columns>
        <table:table-row table:style-name="TableRow6">
          <table:table-cell table:style-name="TableCell7">
            <text:p text:style-name="PreformattedText"><text:span text:style-name="T8">Dim str, revstr, strlen</text:span><text:line-break/><text:span text:style-name="T9">Str = "TestingQ"</text:span><text:line-break/><text:span text:style-name="T10">strlen = Len(Str)</text:span><text:line-break/><text:span text:style-name="T11">For i = strlen To 1 Step -1</text:span><text:line-break/><text:span text:style-name="T12">revstr = revstr + mid (Str,i,1)</text:span><text:line-break/><text:span text:style-name="T13">Next</text:span><text:line-break/><text:span text:style-name="T14">print revstr</text:span><text:line-break/><text:span text:style-name="T15">'Msgbox revstr<text:s/></text:span><text:line-break/><text:span text:style-name="T16">If instr(revstr, "QgnitseT") Then</text:span><text:line-break/><text:span text:style-name="T17">Reporter.ReportEvent micPass, "verify rev str", "reverse string pass"</text:span><text:line-break/><text:span text:style-name="T18">print "reverrse done is" &amp; true</text:span><text:line-break/><text:span text:style-name="T19">Else</text:span><text:line-break/><text:span text:style-name="T20">Reporter.ReportEvent micFail, "verify rev str", "reverse string fail"</text:span><text:line-break/><text:span text:style-name="T21">print "reverse done is " &amp; false</text:span><text:line-break/><text:span text:style-name="T22">End If</text:span></text:p>
            <text:p text:style-name="P23"/>
          </table:table-cell>
        </table:table-row>
      </table:table>
      <text:p text:style-name="PreformattedText"/>
      <text:p text:style-name="PreformattedText"/>
      <text:p text:style-name="PreformattedText"><text:span text:style-name="T24">Referece -<text:s/></text:span><text:a xlink:href="http://www.helloselenium.com/2014/09/how-to-save-test-results-in-excel-file.html" office:target-frame-name="_top" xlink:show="replace"><text:span text:style-name="SourceText">http://www.helloselenium.com/2014/09/how-to-save-test-results-in-excel-file.html</text:span></text:a></text:p>
      <text:p text:style-name="PreformattedText"/>
      <text:p text:style-name="PreformattedText"><text:span text:style-name="T25">2) Saving Test Results in Excel File</text:span></text:p>
      <text:p text:style-name="PreformattedText"/>
      <text:p text:style-name="Normal"/>
      <text:p text:style-name="PreformattedText"><text:span text:style-name="T26">FileInputStream file new FileInputStream(new File("C:\\testdata.xlsx")) HSSFWorkbook workbook HSSFSheet sheet <text:s/>for int i=1; i&lt;=sheet.getLastRowNum();i++ Cell resultCell sheet.getRow(i).getCell(3) String keyword sheet.getRow(i).getCell(2).getStringCellValue()if (searchbText.equals(keyword))</text:span></text:p>
      <text:p text:style-name="PreformattedText"><text:span text:style-name="T27"><text:s/>resultCell.setCellValue("PASS") else resultCell.setCellValue("FAIL")<text:s/></text:span></text:p>
      <text:p text:style-name="PreformattedText"><text:span text:style-name="T28">Workbook.close() file.close FileOutputStream fileout new FileOutputStream(newFile("C:\\testdata-results.xlsx")) workbook.write(fileout) <text:s text:c="2"/></text:span></text:p>
      <text:p text:style-name="PreformattedText"><text:span text:style-name="T29"><text:s/></text:span></text:p>
      <text:p text:style-name="PreformattedText"/>
      <table:table table:style-name="Table30">
        <table:table-columns>
          <table:table-column table:style-name="TableColumn31"/>
        </table:table-columns>
        <table:table-row table:style-name="TableRow32">
          <table:table-cell table:style-name="TableCell33">
            <text:p text:style-name="PreformattedText"><text:span text:style-name="T34">public class SaveTestResultToExcelFile{</text:span></text:p>
            <text:p text:style-name="PreformattedText"/>
            <text:p text:style-name="PreformattedText"/>
            <text:p text:style-name="PreformattedText"><text:span text:style-name="T35">public static void main(String[] args) {</text:span></text:p>
            <text:p text:style-name="PreformattedText"/>
            <text:p text:style-name="PreformattedText"><text:span text:style-name="T36">WebDriver driver = new FirefoxDriver();</text:span></text:p>
            <text:p text:style-name="PreformattedText"><text:span text:style-name="T37">driver.get("http://www.google.com");</text:span></text:p>
            <text:p text:style-name="PreformattedText"><text:span text:style-name="T38">driver.manage().window().maximize();</text:span></text:p>
            <text:p text:style-name="PreformattedText"><text:span text:style-name="T39">WebElement searchbox = driver.findElement(By.name("q"));</text:span></text:p>
            <text:p text:style-name="PreformattedText"><text:span text:style-name="T40">try {</text:span></text:p>
            <text:p text:style-name="PreformattedText"/>
            <text:p text:style-name="PreformattedText"><text:span text:style-name="T41">FileInputStream file = new FileInputStream(new File("C:\\testdata.xls"));</text:span></text:p>
            <text:p text:style-name="PreformattedText"><text:span text:style-name="T42">HSSFWorkbook</text:span><text:span text:style-name="T43"><text:s/>workbook = new HSSFWorkbook(file);</text:span></text:p>
            <text:p text:style-name="PreformattedText"><text:span text:style-name="T44">HSSFSheet</text:span><text:span text:style-name="T45"><text:s/>sheet = workbook.getSheetAt(0);</text:span></text:p>
            <text:p text:style-name="PreformattedText"><text:span text:style-name="T46">for (int i=1; i &lt;= sheet.getLastRowNum(); i++){</text:span></text:p>
            <text:p text:style-name="PreformattedText"><text:span text:style-name="T47">Cell</text:span><text:span text:style-name="T48"><text:s/>resultCell=<text:s/></text:span><text:span text:style-name="T49">sheet.getRow(i).getCell(3)</text:span><text:span text:style-name="T50">;</text:span></text:p>
            <text:p text:style-name="PreformattedText"><text:span text:style-name="T51">String keyword =<text:s/></text:span><text:span text:style-name="T52">sheet.getRow(i).getCell(2).getStringCellValue()</text:span><text:span text:style-name="T53">;</text:span></text:p>
            <text:p text:style-name="PreformattedText"><text:span text:style-name="T54">searchbox.clear();</text:span></text:p>
            <text:p text:style-name="PreformattedText"><text:span text:style-name="T55">searchbox.sendKeys(keyword);</text:span></text:p>
            <text:p text:style-name="PreformattedText"><text:span text:style-name="T56">searchbox.submit();</text:span></text:p>
            <text:p text:style-name="PreformattedText"><text:span text:style-name="T57">driver.manage().timeouts().implicitlyWait(10, TimeUnit.SECONDS);</text:span></text:p>
            <text:p text:style-name="PreformattedText"><text:span text:style-name="T58">String searchText = searchbox.getAttribute("value");</text:span></text:p>
            <text:p text:style-name="P59"/>
            <text:soft-page-break/>
            <text:p text:style-name="PreformattedText"><text:span text:style-name="T60">if(searchText.equals(keyword)){</text:span></text:p>
            <text:p text:style-name="PreformattedText"><text:span text:style-name="T61">System.out.println("Search is successful.");</text:span></text:p>
            <text:p text:style-name="PreformattedText"><text:span text:style-name="T62">resultCell.setCellValue("PASS");</text:span></text:p>
            <text:p text:style-name="PreformattedText"><text:span text:style-name="T63">} else {</text:span></text:p>
            <text:p text:style-name="PreformattedText"><text:span text:style-name="T64">System.out.println("Search is not successful.");</text:span></text:p>
            <text:p text:style-name="PreformattedText"><text:span text:style-name="T65">resultCell.setCellValue("FAIL");</text:span></text:p>
            <text:p text:style-name="PreformattedText"><text:span text:style-name="T66">}</text:span></text:p>
            <text:p text:style-name="P67"/>
            <text:p text:style-name="PreformattedText"><text:span text:style-name="T68">}</text:span></text:p>
            <text:p text:style-name="P69"/>
            <text:p text:style-name="PreformattedText"><text:span text:style-name="T70">workbook.close();</text:span></text:p>
            <text:p text:style-name="PreformattedText"><text:span text:style-name="T71">file.close();</text:span></text:p>
            <text:p text:style-name="PreformattedText"><text:span text:style-name="T72">FileOutputStream outFile =new FileOutputStream(new File("C:\\testdata-result.xls"));</text:span></text:p>
            <text:p text:style-name="PreformattedText"><text:span text:style-name="T73">workbook.write(outFile);</text:span></text:p>
            <text:p text:style-name="PreformattedText"><text:span text:style-name="T74">outFile.close();</text:span></text:p>
            <text:p text:style-name="PreformattedText"><text:span text:style-name="T75">} catch (FileNotFoundException fnfe) {</text:span></text:p>
            <text:p text:style-name="PreformattedText"><text:span text:style-name="T76">fnfe.printStackTrace();</text:span></text:p>
            <text:p text:style-name="PreformattedText"><text:span text:style-name="T77">} catch (IOException ioe) {</text:span></text:p>
            <text:p text:style-name="PreformattedText"><text:span text:style-name="T78">ioe.printStackTrace();</text:span></text:p>
            <text:p text:style-name="PreformattedText"><text:span text:style-name="T79">}</text:span></text:p>
            <text:p text:style-name="PreformattedText"><text:span text:style-name="T80">}</text:span></text:p>
            <text:p text:style-name="PreformattedText"><text:span text:style-name="T81">}</text:span></text:p>
            <text:p text:style-name="P82"/>
          </table:table-cell>
        </table:table-row>
      </table:table>
      <text:p text:style-name="PreformattedText"/>
      <text:p text:style-name="P83">3) Coloring the cell based on result type</text:p>
      <table:table table:style-name="Table84">
        <table:table-columns>
          <table:table-column table:style-name="TableColumn85"/>
        </table:table-columns>
        <table:table-row table:style-name="TableRow86">
          <table:table-cell table:style-name="TableCell87">
            <text:p text:style-name="P88"><text:span text:style-name="T89">Setting Cell Color based on test result</text:span></text:p>
            <text:p text:style-name="P90"><text:span text:style-name="T91">Reference -<text:s/></text:span><text:a xlink:href="http://grokbase.com/t/gg/selenium-users/132m8zgv3f/how-to-set-color-to-cell-in-excel-sheet-using-java-webdriver" office:target-frame-name="_top" xlink:show="replace"><text:span text:style-name="T92">http://grokbase.com/t/gg/selenium-users/132m8zgv3f/how-to-set-color-to-cell-in-excel-sheet-using-java-webdriver</text:span></text:a></text:p>
            <text:p text:style-name="P93"><text:span text:style-name="T94">Logic Flow</text:span></text:p>
            <text:p text:style-name="P95"><text:span text:style-name="T96">public void go_to_result_sheet(String sFile, String TestSuite_sheet,</text:span><text:line-break/><text:span text:style-name="T97">int i,Object Result,Object Remarks)</text:span><text:line-break/><text:span text:style-name="T98">{</text:span><text:line-break/><text:span text:style-name="T99">try {</text:span><text:line-break/><text:span text:style-name="T100">FileInputStream file = new FileInputStream(new File(sFile));</text:span><text:line-break/><text:span text:style-name="T101">HSSFWorkbook workbook = new HSSFWorkbook(file);</text:span><text:line-break/><text:span text:style-name="T102">HSSFSheet sheet = workbook.getSheet(TestSuite_sheet);</text:span><text:line-break/><text:span text:style-name="T103">Cell cell,cell1 = null;</text:span><text:line-break/><text:span text:style-name="T104">Row row = sheet.getRow(i);</text:span><text:line-break/><text:span text:style-name="T105">// column 9 in excel sheet is for result</text:span><text:line-break/><text:span text:style-name="T106">// column 10 in excel sheet is for remarks</text:span><text:line-break/><text:span text:style-name="T107">cell = row.createCell(9);</text:span><text:line-break/><text:span text:style-name="T108">cell1=row.createCell(10);</text:span><text:line-break/><text:span text:style-name="T109">System.out.println("after creating</text:span><text:line-break/><text:span text:style-name="T110">cells**************************************************");</text:span><text:line-break/><text:span text:style-name="T111">if(Result.equals("Failed")){</text:span><text:line-break/><text:span text:style-name="T112">cell.setCellType(Cell.CELL_TYPE_STRING);</text:span><text:line-break/><text:line-break/><text:span text:style-name="T113">CellStyle style = workbook.createCellStyle();</text:span><text:line-break/><text:line-break/><text:span text:style-name="T114">style.setFillForegroundColor(IndexedColors.LIGHT_ORANGE.getIndex());</text:span><text:line-break/><text:span text:style-name="T115">style.setFillPattern(CellStyle.SOLID_FOREGROUND);</text:span><text:line-break/><text:line-break/><text:span text:style-name="T116">cell.setCellValue((String)Result);</text:span><text:line-break/><text:span text:style-name="T117">cell.setCellStyle(style);</text:span><text:line-break/><text:line-break/><text:span text:style-name="T118">cell1.setCellValue((String)Remarks);</text:span><text:line-break/><text:span text:style-name="T119">cell1.setCellStyle(style);</text:span><text:line-break/><text:span text:style-name="T120">}</text:span><text:line-break/><text:span text:style-name="T121">else{</text:span><text:line-break/><text:span text:style-name="T122">cell.setCellType(Cell.CELL_TYPE_STRING);</text:span><text:line-break/><text:span text:style-name="T123">cell.setCellValue((String)Result);</text:span><text:line-break/><text:span text:style-name="T124">cell1.setCellValue((String)Remarks);</text:span><text:line-break/><text:span text:style-name="T125">}</text:span><text:line-break/><text:line-break/><text:span text:style-name="T126">// Write the output to a file</text:span><text:line-break/><text:span text:style-name="T127">FileOutputStream fileOut = new FileOutputStream(sFile);</text:span><text:line-break/><text:span text:style-name="T128">workbook.write(fileOut);</text:span><text:line-break/><text:span text:style-name="T129">fileOut.close();</text:span><text:line-break/><text:line-break/><text:span text:style-name="T130">} catch(NullPointerException e){</text:span><text:line-break/><text:span text:style-name="T131">System.out.println("NullPointerException...in</text:span><text:line-break/><text:span text:style-name="T132">go_to_result_sheet... "+e.getMessage());</text:span><text:line-break/><text:span text:style-name="T133">} catch (FileNotFoundException e){</text:span><text:line-break/><text:span text:style-name="T134">System.out.println("FileNotFoundException...in</text:span><text:line-break/><text:span text:style-name="T135">go_to_result_sheet... "+e.getMessage());</text:span><text:line-break/><text:span text:style-name="T136">} catch (IOException e){</text:span><text:line-break/><text:span text:style-name="T137">System.out.println("IOException...in go_to_result_sheet...</text:span><text:line-break/><text:span text:style-name="T138">"+e.getMessage());</text:span><text:line-break/><text:span text:style-name="T139">}</text:span><text:line-break/><text:span text:style-name="T140">}</text:span><text:line-break/></text:p>
            <text:p text:style-name="P141"/>
            <text:p text:style-name="P142"><text:span text:style-name="T143">public class ChangeCellFillColor { <text:s/></text:span></text:p>
            <text:p text:style-name="P144"><text:span text:style-name="T145"><text:s text:c="8"/>public static void main(String[] args) throws Exception{</text:span></text:p>
            <text:p text:style-name="P146"><text:span text:style-name="T147"><text:s text:c="16"/>/* Create Workbook and Worksheet */</text:span></text:p>
            <text:p text:style-name="P148"><text:span text:style-name="T149"><text:s text:c="16"/>HSSFWorkbook my_workbook = new HSSFWorkbook();</text:span></text:p>
            <text:p text:style-name="P150"><text:span text:style-name="T151"><text:s text:c="16"/>HSSFSheet my_sheet = my_workbook.createSheet("Cell Font");</text:span></text:p>
            <text:p text:style-name="P152"><text:span text:style-name="T153"><text:s text:c="16"/>/* Get access to HSSFCellStyle */</text:span></text:p>
            <text:p text:style-name="P154"><text:span text:style-name="T155"><text:s text:c="16"/>HSSFCellStyle my_style = my_workbook.createCellStyle();</text:span></text:p>
            <text:p text:style-name="P156"><text:span text:style-name="T157"><text:s text:c="16"/>/* We will now specify a background cell color */</text:span></text:p>
            <text:p text:style-name="P158"><text:span text:style-name="T159"><text:s text:c="16"/>my_style.setFillPattern(HSSFCellStyle.FINE_DOTS );</text:span></text:p>
            <text:p text:style-name="P160"><text:span text:style-name="T161"><text:s text:c="16"/>my_style.setFillForegroundColor(new HSSFColor.BLUE().getIndex());</text:span></text:p>
            <text:p text:style-name="P162"><text:span text:style-name="T163"><text:s text:c="16"/>my_style.setFillBackgroundColor(new HSSFColor.RED().getIndex());</text:span></text:p>
            <text:p text:style-name="P164"><text:span text:style-name="T165"><text:s text:c="16"/></text:span></text:p>
            <text:p text:style-name="P166"><text:span text:style-name="T167"><text:s text:c="16"/>/* Create a row in the sheet */</text:span></text:p>
            <text:p text:style-name="P168"><text:span text:style-name="T169"><text:s text:c="16"/>Row row = my_sheet.createRow(0);</text:span></text:p>
            <text:p text:style-name="P170"><text:span text:style-name="T171"><text:s text:c="16"/>/* Create a cell */</text:span></text:p>
            <text:p text:style-name="P172"><text:span text:style-name="T173"><text:s text:c="16"/>Cell cell = row.createCell(0);</text:span></text:p>
            <text:p text:style-name="P174"><text:span text:style-name="T175"><text:s text:c="16"/>cell.setCellValue("This text will be in bold red color");</text:span></text:p>
            <text:p text:style-name="P176"><text:span text:style-name="T177"><text:s text:c="16"/>/* Attach the style to the cell */</text:span></text:p>
            <text:p text:style-name="P178"><text:span text:style-name="T179"><text:s text:c="16"/>cell.setCellStyle(my_style);</text:span></text:p>
            <text:p text:style-name="P180"><text:span text:style-name="T181"><text:s text:c="16"/>/* Write changes to the workbook */</text:span></text:p>
            <text:p text:style-name="P182"><text:span text:style-name="T183"><text:s text:c="16"/>FileOutputStream out = new FileOutputStream(new File("C:\\cell_fill_color.xls"));</text:span></text:p>
            <text:p text:style-name="P184"><text:span text:style-name="T185"><text:s text:c="16"/>my_workbook.write(out);</text:span></text:p>
            <text:p text:style-name="P186"><text:span text:style-name="T187"><text:s text:c="16"/>out.close();</text:span></text:p>
            <text:p text:style-name="P188"><text:span text:style-name="T189"><text:s text:c="16"/></text:span></text:p>
            <text:p text:style-name="P190"><text:span text:style-name="T191"><text:s text:c="16"/></text:span></text:p>
            <text:p text:style-name="P192"><text:span text:style-name="T193"><text:s text:c="8"/>}</text:span></text:p>
            <text:p text:style-name="P194"><text:span text:style-name="T195">}</text:span></text:p>
          </table:table-cell>
        </table:table-row>
      </table:table>
      <text:p text:style-name="P196"/>
      <text:h text:style-name="P197" text:outline-level="2">4) Reading a record from an excel file using Apache POI jars:-<text:s/></text:h>
      <table:table table:style-name="Table198">
        <table:table-columns>
          <table:table-column table:style-name="TableColumn199"/>
        </table:table-columns>
        <table:table-row table:style-name="TableRow200">
          <table:table-cell table:style-name="TableCell201">
            <text:p text:style-name="P202"><text:span text:style-name="T203"><text:s/>public class ReadGuru99ExcelFile {<text:s/></text:span></text:p>
            <text:p text:style-name="P204"><text:span text:style-name="T205">public void readExcel(String filePath,String fileName,String sheetName) throws IOException{ //Create an object of File class to open xlsx file File file = new File(filePath+"\\"+fileName); //Create an object of FileInputStream class to read excel file FileInputStream inputStream = new FileInputStream(file); Workbook guru99Workbook = null; //Find the file extension by splitting file name in substring and getting only extension name String fileExtensionName = fileName.substring(fileName.indexOf(".")); //Check condition if the file is xlsx file if(fileExtensionName.equals(".xlsx")){ //If it is xlsx file then create object of XSSFWorkbook class guru99Workbook = new XSSFWorkbook(inputStream); } //Check condition if the file is xls file else if(fileExtensionName.equals(".xls")){ //If it is xls file then create object of XSSFWorkbook class guru99Workbook = new HSSFWorkbook(inputStream); } //Read sheet inside the workbook by its name Sheet guru99Sheet = guru99Workbook.getSheet(sheetName); //Find number of rows in excel file int rowCount = guru99Sheet.getLastRowNum()-guru99Sheet.getFirstRowNum(); //Create a loop over all the rows of excel file to read it for (int i = 0; i &lt; rowCount+1; i++) { Row row = guru99Sheet.getRow(i); //Create a loop to print cell values in a row for (int j = 0; j &lt; row.getLastCellNum(); j++) { //Print Excel data in console System.out.print(row.getCell(j).getStringCellValue()+"|| "); } System.out.println(); } } //Main function is calling readExcel function to read data from excel file public static void main(String...strings) throws IOException{ //Create an object of ReadGuru99ExcelFile class ReadGuru99ExcelFile objExcelFile = new ReadGuru99ExcelFile(); //Prepare the path of excel file String filePath = System.getProperty("user.dir")+"\\src\\excelExportAndFileIO"; <text:s text:c="5"/>//Call read file method of the class to read data objExcelFile.readExcel(filePath,"ExportExcel.xlsx","ExcelGuru99Demo"); } }</text:span></text:p>
            <text:p text:style-name="P206"/>
          </table:table-cell>
        </table:table-row>
      </table:table>
      <text:p text:style-name="P207"/>
      <text:p text:style-name="P208">5) Wiritng a record to an excel file using POI jars:-</text:p>
      <table:table table:style-name="Table209">
        <table:table-columns>
          <table:table-column table:style-name="TableColumn210"/>
        </table:table-columns>
        <table:table-row table:style-name="TableRow211">
          <table:table-cell table:style-name="TableCell212">
            <text:p text:style-name="P213"><text:span text:style-name="T214">package excelExportAndFileIO; import java.io.File; import java.io.FileInputStream; import java.io.FileOutputStream; import java.io.IOException; import org.apache.poi.hssf.usermodel.HSSFWorkbook; import org.apache.poi.ss.usermodel.Cell; import org.apache.poi.ss.usermodel.Row; import org.apache.poi.ss.usermodel.Sheet; import org.apache.poi.ss.usermodel.Workbook; import org.apache.poi.xssf.usermodel.XSSFWorkbook; public class WriteGuru99ExcelFile { public void writeExcel(String filePath,String fileName,String sheetName,String[] dataToWrite) throws IOException{ //Create an object of File class to open xlsx file File file = new File(filePath+"\\"+fileName); //Create an object of FileInputStream class to read excel file FileInputStream inputStream = new FileInputStream(file); Workbook guru99Workbook = null; //Find the file extension by splitting file name in substring and getting only extension name String fileExtensionName = fileName.substring(fileName.indexOf(".")); //Check condition if the file is xlsx file if(fileExtensionName.equals(".xlsx")){ //If it is xlsx file then create object of XSSFWorkbook class guru99Workbook = new XSSFWorkbook(inputStream); } //Check condition if the file is xls file else if(fileExtensionName.equals(".xls")){ //If it is xls file then create object of XSSFWorkbook class guru99Workbook = new HSSFWorkbook(inputStream); } //Read excel sheet by sheet name Sheet sheet = guru99Workbook.getSheet(sheetName); //Get the current count of rows in excel file int rowCount = sheet.getLastRowNum()-sheet.getFirstRowNum(); //Get the first row from the sheet Row row = sheet.getRow(0); //Create a new row and append it at last of sheet Row newRow = sheet.createRow(rowCount+1); //Create a loop over the cell of newly created Row for(int j = 0; j &lt; row.getLastCellNum(); j++){ //Fill data in row Cell cell = newRow.createCell(j); cell.setCellValue(dataToWrite[j]); } //Close input stream inputStream.close(); //Create an object of FileOutputStream class to create write data in excel file FileOutputStream outputStream = new FileOutputStream(file); //write data in the excel file guru99Workbook.write(outputStream); //close output stream outputStream.close(); } public static void main(String...strings) throws IOException{ //Create an array with the data in the same order in which you expect to be filled in excel file String[] valueToWrite = {"Mr. E","Noida"}; //Create an object of current class WriteGuru99ExcelFile objExcelFile = new WriteGuru99ExcelFile(); //Write the file using file name, sheet name and the data to be filled objExcelFile.writeExcel(System.getProperty("user.dir")+"\\src\\excelExportAndFileIO","ExportExcel.xlsx","ExcelGuru99Demo",valueToWrite); } }</text:span></text:p>
            <text:p text:style-name="P215"/>
          </table:table-cell>
        </table:table-row>
      </table:table>
      <text:h text:style-name="P216" text:outline-level="2"/>
      <text:h text:style-name="P217" text:outline-level="2"/>
      <text:h text:style-name="Heading2" text:outline-level="2"><text:span text:style-name="T218">3) How to you compare two images using Selenium</text:span></text:h>
      <text:p text:style-name="P219">Use Sikulix API. Sikuli is a library that will help you compare two images or recognize images when they are displayed on your screen. After the said image is displayed, you can click on the recognized image.</text:p>
      <text:p text:style-name="P220">Download Link:<text:s/><text:a xlink:href="http://www.sikulix.com/" office:target-frame-name="_top" xlink:show="replace">http://www.sikulix.com/</text:a></text:p>
      <text:p text:style-name="P221">Go for the download link:<text:s/><text:a xlink:href="https://launchpad.net/sikuli/sikulix/1.1.0" office:target-frame-name="_top" xlink:show="replace">https://launchpad.net/sikuli/sikulix/1.1.0</text:a></text:p>
      <text:list text:style-name="LFO1" text:continue-numbering="true">
        <text:list-item>
          <text:p text:style-name="P222">Download sikulix-setup-1.1.0.jar</text:p>
        </text:list-item>
        <text:list-item>
          <text:p text:style-name="P223">Run the jar file.</text:p>
        </text:list-item>
        <text:list-item>
          <text:p text:style-name="P224">Choose below option / or go for whichever option is best suited for you.</text:p>
        </text:list-item>
      </text:list>
      <text:p text:style-name="P225"/>
      <text:list text:style-name="LFO2" text:continue-numbering="true">
        <text:list-item>
          <text:p text:style-name="P226">Click on Setup Now</text:p>
        </text:list-item>
        <text:list-item>
          <text:p text:style-name="P227">Let the setup complete and you will find a file named - sikulixapi.jar. This jar has to be included in your classpath.</text:p>
        </text:list-item>
      </text:list>
      <text:p text:style-name="P228">Sample Code:</text:p>
      <table:table table:style-name="Table229">
        <table:table-columns>
          <table:table-column table:style-name="TableColumn230"/>
        </table:table-columns>
        <table:table-row table:style-name="TableRow231">
          <table:table-cell table:style-name="TableCell232">
            <text:p text:style-name="PreformattedText"><text:span text:style-name="SourceText">Screen screen = new Screen();</text:span></text:p>
            <text:p text:style-name="PreformattedText"><text:span text:style-name="SourceText">//set a timeout for waiting for the image</text:span></text:p>
            <text:p text:style-name="PreformattedText"><text:span text:style-name="SourceText">screen.setAutoWaitTimeout(30000); //default is 10 seconds</text:span></text:p>
            <text:p text:style-name="PreformattedText"><text:span text:style-name="SourceText">//wait for an image to get displayed on the screen and then click on it</text:span></text:p>
            <text:p text:style-name="PreformattedText"><text:span text:style-name="SourceText">screen.wait(new Pattern("img/image.PNG")).click();</text:span></text:p>
            <text:p text:style-name="PreformattedText"><text:span text:style-name="SourceText">//wait for an image with exact match</text:span></text:p>
            <text:p text:style-name="P233"><text:span text:style-name="T234">screen.wait(new Pattern("img/image.PNG").exact()).click();</text:span></text:p>
            <text:p text:style-name="PreformattedText"/>
          </table:table-cell>
        </table:table-row>
      </table:table>
      <text:p text:style-name="P235"/>
      <text:p text:style-name="Textbody"/>
      <text:p text:style-name="Textbody"><text:span text:style-name="T236">4) How do you handle Dynamic Elements</text:span></text:p>
      <text:p text:style-name="Textbody"><text:span text:style-name="T237">Xpath Construction – construct the xpath without the dynamic ID using Regex</text:span></text:p>
      <text:p text:style-name="Textbody"><text:span text:style-name="T238">as we construct table xpath value.</text:span></text:p>
      <table:table table:style-name="Table239">
        <table:table-columns>
          <table:table-column table:style-name="TableColumn240"/>
        </table:table-columns>
        <table:table-row table:style-name="TableRow241">
          <table:table-cell table:style-name="TableCell242">
            <text:p text:style-name="P243"><text:span text:style-name="SourceText">&lt;* id="tile276_input" /&gt;</text:span></text:p>
            <text:p text:style-name="Textbody">What you need to do is find out what is changing about it. I assume it's the number inbetween. If it is, then your selector would look something like:</text:p>
            <text:p text:style-name="P244"/>
            <text:p text:style-name="P245"><text:span text:style-name="SourceText">By.cssSelector("*[id^='tile'][id$='input']")</text:span></text:p>
            <text:p text:style-name="P246">You also can try<text:s/><text:span text:style-name="SourceText">contains</text:span><text:s/>and<text:s/><text:span text:style-name="SourceText">starts-with()</text:span><text:s/>for such things</text:p>
            <text:p text:style-name="P247"><text:span text:style-name="SourceText">driver.findElement(By.xpath("//*[contains(@id,'title')]"))</text:span></text:p>
            <text:p text:style-name="P248">or</text:p>
            <text:p text:style-name="P249"><text:span text:style-name="SourceText">driver.findElement(By.xpath("//* [start-with(@id,'title')]"))</text:span></text:p>
            <text:p text:style-name="P250"/>
          </table:table-cell>
        </table:table-row>
      </table:table>
      <text:p text:style-name="Textbody"/>
      <text:p text:style-name="Textbody"><text:line-break/>You can pass different values to setFillPattern. We will have a separate tutorial on setFillPattern later. Foreground color should be set first  before background color.</text:p>
      <text:h text:style-name="P251" text:outline-level="2">XLSX Example - Cell Fill Color - Java Program</text:h>
      <text:p text:style-name="Textbody"><text:line-break/>Here is a XLSX example for the cell fill color.</text:p>
      <text:p text:style-name="PreformattedText">import java.io.*;</text:p>
      <text:p text:style-name="PreformattedText">import org.apache.poi.xssf.usermodel.*;</text:p>
      <text:p text:style-name="PreformattedText">import org.apache.poi.ss.usermodel.*;</text:p>
      <text:p text:style-name="PreformattedText">import org.apache.poi.ss.usermodel.IndexedColors;</text:p>
      <text:p text:style-name="PreformattedText">public class ChangeCellFillColorXLSX { <text:s/></text:p>
      <text:p text:style-name="PreformattedText"><text:s text:c="8"/>public static void main(String[] args) throws Exception{</text:p>
      <text:p text:style-name="PreformattedText"><text:s text:c="16"/>/* Create Workbook and Worksheet XLSX Format */</text:p>
      <text:p text:style-name="PreformattedText"><text:s text:c="16"/>XSSFWorkbook my_workbook = new XSSFWorkbook();</text:p>
      <text:p text:style-name="PreformattedText"><text:s text:c="16"/>XSSFSheet my_sheet = my_workbook.createSheet("Cell Font");</text:p>
      <text:p text:style-name="PreformattedText"><text:s text:c="16"/>/* Get access to XSSFCellStyle */</text:p>
      <text:p text:style-name="PreformattedText"><text:s text:c="16"/>XSSFCellStyle my_style = my_workbook.createCellStyle();</text:p>
      <text:p text:style-name="PreformattedText"><text:s text:c="16"/></text:p>
      <text:p text:style-name="PreformattedText"><text:s text:c="16"/>/* We will now specify a background cell color */</text:p>
      <text:p text:style-name="PreformattedText"><text:s text:c="17"/>my_style.setFillPattern(XSSFCellStyle.FINE_DOTS );</text:p>
      <text:p text:style-name="PreformattedText"><text:s text:c="17"/>my_style.setFillForegroundColor(IndexedColors.BLUE.getIndex());</text:p>
      <text:p text:style-name="PreformattedText"><text:s text:c="17"/>my_style.setFillBackgroundColor(IndexedColors.RED.getIndex());</text:p>
      <text:p text:style-name="PreformattedText"><text:s text:c="16"/></text:p>
      <text:p text:style-name="PreformattedText"><text:s text:c="16"/>/* Create a row in the sheet */</text:p>
      <text:p text:style-name="PreformattedText"><text:s text:c="16"/>Row row = my_sheet.createRow(0);</text:p>
      <text:p text:style-name="PreformattedText"><text:s text:c="16"/>/* Create a cell */</text:p>
      <text:p text:style-name="PreformattedText"><text:s text:c="16"/>Cell cell = row.createCell(0);</text:p>
      <text:p text:style-name="PreformattedText"><text:s text:c="16"/>cell.setCellValue("Cell Fill Color Test");</text:p>
      <text:p text:style-name="PreformattedText"><text:s text:c="16"/>/* Attach the style to the cell */</text:p>
      <text:p text:style-name="PreformattedText"><text:s text:c="16"/>cell.setCellStyle(my_style);</text:p>
      <text:p text:style-name="PreformattedText"><text:s text:c="16"/>/* Write changes to the workbook */</text:p>
      <text:p text:style-name="PreformattedText"><text:s text:c="16"/>FileOutputStream out = new FileOutputStream(new File("C:\\cell_fill_color.xlsx"));</text:p>
      <text:p text:style-name="PreformattedText"><text:s text:c="16"/>my_workbook.write(out);</text:p>
      <text:p text:style-name="PreformattedText"><text:s text:c="16"/>out.close();</text:p>
      <text:p text:style-name="PreformattedText"><text:s text:c="16"/></text:p>
      <text:p text:style-name="PreformattedText"><text:s text:c="8"/>}</text:p>
      <text:p text:style-name="P252">}</text:p>
      <text:p text:style-name="Textbody"><text:line-break/>Here we use<text:s/><text:span text:style-name="T253">IndexedColors<text:s/></text:span>class to pass a color to background / foreground methods. This however, may not be a desired practice. The methods accept a XSSFColor object as input, so you may want to specify your color through XSSFColor. XSSFColor class has a constructor that accepts a color object of type java.awt.Color, plethora of possibilities... Here is a code snippet on how to do this in Java.<text:bookmark-start text:name="IL_AD12"/><text:bookmark-start text:name="IL_AD2"/><text:bookmark-start text:name="IL_AD9"/><text:bookmark-start text:name="IL_AD4"/><text:bookmark-start text:name="IL_AD3"/><text:bookmark-end text:name="IL_AD12"/><text:bookmark-end text:name="IL_AD2"/><text:bookmark-end text:name="IL_AD9"/><text:bookmark-end text:name="IL_AD4"/><text:bookmark-end text:name="IL_AD3"/></text:p>
      <text:p text:style-name="PreformattedText"><text:s text:c="16"/>/* We will now specify a background cell color */</text:p>
      <text:p text:style-name="PreformattedText"><text:s text:c="17"/>my_style.setFillPattern(XSSFCellStyle.FINE_DOTS );</text:p>
      <text:p text:style-name="PreformattedText"><text:s text:c="17"/>XSSFColor my_foreground=new XSSFColor(Color.ORANGE);</text:p>
      <text:p text:style-name="PreformattedText"><text:s text:c="17"/>XSSFColor my_background=new XSSFColor(Color.RED);</text:p>
      <text:p text:style-name="PreformattedText"><text:s text:c="17"/>my_style.setFillForegroundColor(my_foreground);</text:p>
      <text:p text:style-name="P254"><text:s text:c="17"/>my_style.setFillBackgroundColor(my_background);</text:p>
      <text:section text:name="Sect1" text:style-name="S1">
        <text:p text:style-name="Standard"/>
        <text:p text:style-name="P255">Download sikulix-setup-1.1.0.jar</text:p>
        <text:p text:style-name="P256">Run the jar file.</text:p>
        <text:p text:style-name="P257">Choose below option / or go for whichever option is best suited for you.</text:p>
        <text:p text:style-name="P258">Click on Setup Now</text:p>
        <text:p text:style-name="P259">Let the setup complete and you will find a file named - sikulixapi.jar. This jar has to be included in your classpath.</text:p>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PMincho" svg:font-family="MS PMincho" style:font-family-generic="roman" style:font-pitch="variable" svg:panose-1="2 2 6 0 4 2 5 8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tyle:font-face style:name="Georgia" svg:font-family="Georgia" style:font-family-generic="roman" style:font-pitch="variable" svg:panose-1="2 4 5 2 5 4 5 2 3 3"/>
    <style:font-face style:name="Georgia, 'Times New Roman', ser" svg:font-family="Georgia, 'Times New Roman', ser" style:font-family-generic="system"/>
    <style:font-face style:name="Consolas" svg:font-family="Consolas" style:font-family-generic="modern" style:font-pitch="fixed" svg:panose-1="2 11 6 9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MS PMincho"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style:font-name="Times New Roman" style:font-name-asian="MS PMincho"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Courier New" style:font-name-asian="MS PGothic" style:font-name-complex="Courier New"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Courier New" style:font-name-asian="MS PGothic" style:font-name-complex="Courier New"/>
    </style:style>
    <style:style style:name="NumberingSymbols" style:display-name="Numbering Symbols"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text:start-value="5">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nil Kumar Gunasekaran</dc:creator>
    <meta:creation-date>2017-11-13T14:41:00Z</meta:creation-date>
    <dc:date>2017-11-13T14:41:00Z</dc:date>
    <meta:template xlink:href="Normal.dotm" xlink:type="simple"/>
    <meta:editing-cycles>67</meta:editing-cycles>
    <meta:editing-duration>PT0S</meta:editing-duration>
    <meta:user-defined meta:name="Info 1"/>
    <meta:user-defined meta:name="Info 2"/>
    <meta:user-defined meta:name="Info 3"/>
    <meta:user-defined meta:name="Info 4"/>
    <meta:document-statistic meta:page-count="1" meta:paragraph-count="30" meta:word-count="2264" meta:character-count="15145" meta:row-count="107" meta:non-whitespace-character-count="12911"/>
  </office:meta>
</office:document-meta>
</file>